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D000001FAF10E1B55A61FEA5F.png" manifest:media-type="image/png"/>
  <manifest:file-entry manifest:full-path="Pictures/1002DD0E000077FE00003D64674D3D75EE51414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99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94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akar1" fo:font-size="2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akar1" fo:font-size="2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97cm" svg:height="1.348cm" svg:x="-0.1cm" svg:y="0.1cm">
          <draw:text-box>
            <text:p><text:span text:style-name="T1">A.</text:span></text:p>
          </draw:text-box>
        </draw:frame>
        <draw:frame draw:style-name="gr2" draw:text-style-name="P1" draw:layer="layout" svg:width="1.446cm" svg:height="1.348cm" svg:x="8.501cm" svg:y="0.1cm">
          <draw:text-box>
            <text:p><text:span text:style-name="T1">B.</text:span></text:p>
          </draw:text-box>
        </draw:frame>
        <draw:frame draw:style-name="gr3" draw:text-style-name="P2" draw:layer="layout" svg:width="19.713cm" svg:height="10.084cm" svg:x="-0.499cm" svg:y="0.716cm">
          <draw:image xlink:href="Pictures/1002DD0E000077FE00003D64674D3D75EE514141.svg" xlink:type="simple" xlink:show="embed" xlink:actuate="onLoad" loext:mime-type="image/svg+xml">
            <text:p/>
          </draw:image>
          <draw:image xlink:href="Pictures/10000201000003DD000001FAF10E1B55A61FEA5F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1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1T22:13:29.947675008</meta:creation-date>
    <dc:date>2024-09-20T09:54:55.980539122</dc:date>
    <meta:editing-duration>PT30M30S</meta:editing-duration>
    <meta:editing-cycles>4</meta:editing-cycles>
    <meta:generator>LibreOffice/6.4.7.2$Linux_X86_64 LibreOffice_project/40$Build-2</meta:generator>
    <meta:document-statistic meta:object-count="3"/>
  </office:meta>
</office:document-meta>
</file>